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7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ROSSWORD_12.html</text:p>
          </table:table-cell>
          <table:table-cell office:value-type="date" office:date-value="2017-06-30" calcext:value-type="date">
            <text:p>30/06/17</text:p>
          </table:table-cell>
          <table:table-cell/>
          <table:table-cell office:value-type="date" office:date-value="2017-06-30" calcext:value-type="date">
            <text:p>30/06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ES4</text:p>
          </table:table-cell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ANSWER_CLUE</text:p>
          </table:table-cell>
          <table:table-cell office:value-type="date" office:date-value="2017-06-29" calcext:value-type="date">
            <text:p>29/06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3</text:p>
          </table:table-cell>
          <table:table-cell office:value-type="date" office:date-value="2017-06-29" calcext:value-type="date">
            <text:p>29/06/17</text:p>
          </table:table-cell>
          <table:table-cell/>
          <table:table-cell office:value-type="date" office:date-value="2017-06-29" calcext:value-type="date">
            <text:p>29/06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_functions.js</text:p>
          </table:table-cell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draw_cube_space_a(a_value)</text:p>
          </table:table-cell>
          <table:table-cell office:value-type="date" office:date-value="2017-06-30" calcext:value-type="date">
            <text:p>30/06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raw_cube_space_b(b_valu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w_cube_space_d(d_valu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tter_pressed(let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be_click_black(a_value, b_value, d_valu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be_click_white(a_value, b_value, d_valu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_HTML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cube.js</text:p>
          </table:table-cell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do_HTML()</text:p>
          </table:table-cell>
          <table:table-cell office:value-type="date" office:date-value="2017-06-30" calcext:value-type="date">
            <text:p>30/06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i_draw_H_TML(index, a, b, 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ini_draw_numbers(index, a, b, 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ini_draw_coords(index, a,b,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mini_draw_cube(index,a,b,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t_colour(xa,xb,x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w_cube_space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_draw_numbers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_draw_coords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_HTU_string(A, B, 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_HTU_number(ph,pt,pu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_string(in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_space(stri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.js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gword(input_word)</text:p>
          </table:table-cell>
          <table:table-cell office:value-type="date" office:date-value="2017-04-20" calcext:value-type="date">
            <text:p>20/04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s_used.js</text:p>
          </table:table-cell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get_ANSWER(index)</text:p>
          </table:table-cell>
          <table:table-cell office:value-type="date" office:date-value="2017-06-29" calcext:value-type="date">
            <text:p>29/06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t_CLUE(inde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ear_possible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t_letter(add_lett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put_letter_in_cube(lett, HTU_numb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nswer_selected(selected_ANSW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etch_clue(word_chose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dy(untidy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t_clue(word_i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ek_word_locations(current_HTU,word_stripp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nd_letter_cubes(current_minicub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nd_word_cubes(cube_HTU,word_stripp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er_pressed.js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seek_word(lett, HTU_number)</text:p>
          </table:table-cell>
          <table:table-cell office:value-type="date" office:date-value="2017-06-22" calcext:value-type="date">
            <text:p>22/06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d_word_frame(lett, HTU_number, direc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dd_to_selection(answer_number, selected_ANSW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ctions8.js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word_to_select(word)</text:p>
          </table:table-cell>
          <table:table-cell office:value-type="date" office:date-value="2017-05-23" calcext:value-type="date">
            <text:p>23/05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ut_answer_in_direction (answer,HTU_start, ABD_dir_in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save_answer(HTU_number, selected_word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_locations.js</text:p>
          </table:table-cell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update_words(key_HTU)</text:p>
          </table:table-cell>
          <table:table-cell office:value-type="date" office:date-value="2017-06-28" calcext:value-type="date">
            <text:p>28/06/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d_word_HTU (in_HTU , word_pt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_interesting_wor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w_cube_space_1.js</text:p>
          </table:table-cell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clear_cube_space()</text:p>
          </table:table-cell>
          <table:table-cell office:value-type="date" office:date-value="2017-06-30" calcext:value-type="date">
            <text:p>30/06/17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dd_cube_space(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isplay_level.js</text:p>
          </table:table-cell>
          <table:table-cell office:value-type="date" office:date-value="2017-06-29" calcext:value-type="date">
            <text:p>29/06/17</text:p>
          </table:table-cell>
          <table:table-cell table:style-name="Default" office:value-type="string" calcext:value-type="string">
            <text:p>display_level_b(b_value)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splay_level_a(temp_a)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splay_level_d(HTU_number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tyle.css</text:p>
          </table:table-cell>
          <table:table-cell office:value-type="date" office:date-value="2017-06-29" calcext:value-type="date">
            <text:p>29/06/17</text:p>
          </table:table-cell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55:48.787000000</meta:creation-date>
    <dc:date>2017-07-01T07:48:02.757000000</dc:date>
    <meta:editing-duration>PT14H6M40S</meta:editing-duration>
    <meta:editing-cycles>2</meta:editing-cycles>
    <meta:generator>LibreOffice/4.3.5.2$Windows_x86 LibreOffice_project/3a87456aaa6a95c63eea1c1b3201acedf0751bd5</meta:generator>
    <meta:print-date>2017-06-30T17:38:23.398000000</meta:print-date>
    <meta:document-statistic meta:table-count="1" meta:cell-count="90" meta:object-count="0"/>
  </office:meta>
</office:document-meta>
</file>